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per.Super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er.get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usedSignatureTest.should_mock_method_which_has_generic_return_type_in_superclass_and_concrete_one_in_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.Sub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